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9f6fc" officeooo:paragraph-rsid="0009f6fc"/>
    </style:style>
    <style:style style:name="P2" style:family="paragraph" style:parent-style-name="Standard" style:list-style-name="L1">
      <style:text-properties officeooo:rsid="000c5568" officeooo:paragraph-rsid="000c5568"/>
    </style:style>
    <style:style style:name="T1" style:family="text">
      <style:text-properties officeooo:rsid="000a583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178284014324458824" text:style-name="L1">
        <text:list-item>
          <text:p text:style-name="P1">Schneller und effizienter Zugriff auf Daten aller Bundestagswahlen</text:p>
        </text:list-item>
        <text:list-item>
          <text:p text:style-name="P1">Echtzeit-fähig (Prognosen, ...)</text:p>
        </text:list-item>
        <text:list-item>
          <text:p text:style-name="P1">Vielfältige Abfragen zu Analysen können vorbereitet werden</text:p>
        </text:list-item>
        <text:list-item>
          <text:p text:style-name="P1">Verwaltung der sehr großen Datenmengen möglich</text:p>
        </text:list-item>
        <text:list-item>
          <text:p text:style-name="P1">Vermeidung manueller <text:span text:style-name="T1">Eintragungen/Rechnungen</text:span></text:p>
        </text:list-item>
        <text:list-item>
          <text:p text:style-name="P2">Vermeidung von Redundanz</text:p>
        </text:list-item>
        <text:list-item>
          <text:p text:style-name="P2">Parallelität wird unterstützt durch Transaktion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19S</meta:editing-duration>
    <meta:editing-cycles>5</meta:editing-cycles>
    <meta:generator>LibreOffice/4.2.6.3$Windows_x86 LibreOffice_project/3fd416d4c6db7d3204c17ce57a1d70f6e531ee21</meta:generator>
    <dc:date>2015-10-16T17:05:38.307000000</dc:date>
    <meta:document-statistic meta:table-count="0" meta:image-count="0" meta:object-count="0" meta:page-count="1" meta:paragraph-count="7" meta:word-count="42" meta:character-count="325" meta:non-whitespace-character-count="297"/>
    <meta:user-defined meta:name="Info 1"/>
    <meta:user-defined meta:name="Info 2"/>
    <meta:user-defined meta:name="Info 3"/>
    <meta:user-defined meta:name="Info 4"/>
  </office:meta>
</office:document-meta>
</file>